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" office:value-type="float" office:value="0.013" calcext:value-type="float">
            <text:p>1,30E-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" office:value-type="float" office:value="0.036" calcext:value-type="float">
            <text:p>3,60E-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C4]*[.C5]*[.C6]" office:value-type="float" office:value="0.033696" calcext:value-type="float">
            <text:p>0,033696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/m²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formula="of:=[.C7]*[.C8]" office:value-type="float" office:value="3.87504" calcext:value-type="float">
            <text:p>3,8750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float" office:value="0.2004" calcext:value-type="float">
            <text:p>0,200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" table:formula="of:=[.C11]/[.C9]" office:value-type="percentage" office:value="0.0517155951938561" calcext:value-type="percentage">
            <text:p>5,17 %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th</text:p>
          </table:table-cell>
          <table:table-cell table:style-name="ce1" office:value-type="float" office:value="0.003262" calcext:value-type="float">
            <text:p>3,26E-0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style-name="ce1" office:value-type="float" office:value="0.059" calcext:value-type="float">
            <text:p>5,90E-02</text:p>
          </table:table-cell>
          <table:table-cell office:value-type="string" calcext:value-type="string">
            <text:p>V/W</text:p>
          </table:table-cell>
        </table:table-row>
        <table:table-row table:style-name="ro1">
          <table:table-cell/>
          <table:table-cell office:value-type="string" calcext:value-type="string">
            <text:p>Sth</text:p>
          </table:table-cell>
          <table:table-cell table:formula="of:=3.14*(3.3/2)*0.01*(3.3/2)*0.01" office:value-type="float" office:value="0.000854865" calcext:value-type="float">
            <text:p>0,000854865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/>
          <table:table-cell office:value-type="string" calcext:value-type="string">
            <text:p>Psurf</text:p>
          </table:table-cell>
          <table:table-cell table:formula="of:=[.C16]/([.C17]*[.C18])" office:value-type="float" office:value="64.6746978683422" calcext:value-type="float">
            <text:p>64,6746978683422</text:p>
          </table:table-cell>
          <table:table-cell office:value-type="string" calcext:value-type="string">
            <text:p>W/m²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formula="of:=[.C19]*[.C7]" office:value-type="float" office:value="2.17927861937166" calcext:value-type="float">
            <text:p>2,1792786193716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eta</text:p>
          </table:table-cell>
          <table:table-cell table:style-name="ce2" table:formula="of:=[.C11]/[.C20]" office:value-type="percentage" office:value="0.0919570348732097" calcext:value-type="percentage">
            <text:p>9,20 %</text:p>
          </table:table-cell>
          <table:table-cell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6:11:04.487000000</meta:creation-date>
    <dc:date>2023-01-30T16:31:57.074000000</dc:date>
    <meta:editing-duration>PT9S</meta:editing-duration>
    <meta:editing-cycles>1</meta:editing-cycles>
    <meta:generator>LibreOffice/6.3.6.2$Windows_X86_64 LibreOffice_project/2196df99b074d8a661f4036fca8fa0cbfa33a497</meta:generator>
    <meta:document-statistic meta:table-count="1" meta:cell-count="39" meta:object-count="0"/>
  </office:meta>
</office:document-meta>
</file>